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Nostr Workshop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otocol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RC (Internet relay chat)</text:p>
              </text:list-item>
              <text:list-item>
                <text:p>XMPP</text:p>
              </text:list-item>
              <text:list-item>
                <text:p>Kafka</text:p>
              </text:list-item>
              <text:list-item>
                <text:p>Matrix</text:p>
              </text:list-item>
              <text:list-item>
                <text:p>Telegram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at is Nostr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tes and other stuff, transmitted by relays.</text:p>
              </text:list-item>
              <text:list-item>
                <text:p>Websocket-based messaging protocol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Key Featur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Websockets.</text:p>
              </text:list-item>
              <text:list-item>
                <text:p>Digital Signatures.</text:p>
              </text:list-item>
              <text:list-item>
                <text:p>Decentralized Identity.</text:p>
              </text:list-item>
              <text:list-item>
                <text:p>Simple message filtering.</text:p>
              </text:list-item>
              <text:list-item>
                <text:p>Smart Clients / Dumb Relays (a more peer-oriented internet protocol? A paradigm shift?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Uses for Nost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ocial Media.</text:p>
              </text:list-item>
              <text:list-item>
                <text:p>Public / Private messaging.</text:p>
              </text:list-item>
              <text:list-item>
                <text:p>Stores / Ecommerce.</text:p>
              </text:list-item>
              <text:list-item>
                <text:p>Data Analytics.</text:p>
              </text:list-item>
              <text:list-item>
                <text:p>Machine-to-machine communication.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Websocke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xamples of websocket projects (chats, feeds, etc).</text:p>
              </text:list-item>
              <text:list-item>
                <text:p>Publish / Subscribe concept.</text:p>
              </text:list-item>
              <text:list-item>
                <text:p>Real-time communication.</text:p>
              </text:list-item>
              <text:list-item>
                <text:p>Brief introduction to web sockets and event driven communication.</text:p>
              </text:list-item>
              <text:list-item>
                <text:p>Compare to GET / POST HTTP request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xample Websocket Connec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Digital Signatur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mystify a digital signatures (show a code snippet)</text:p>
              </text:list-item>
              <text:list-item>
                <text:p>All messages are signed by the client.</text:p>
              </text:list-item>
              <text:list-item>
                <text:p>All messages are verified by the client.</text:p>
                <text:p>Uses modern cryptography (from the latest Bitcoin upgrade, supports a lot of cool cryptography trick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xample of Digital Signature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Decentralized Identit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keys = your identity.</text:p>
              </text:list-item>
              <text:list-item>
                <text:p>Authentication is client side.</text:p>
              </text:list-item>
              <text:list-item>
                <text:p>Servers have no control over your identity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Generating a Key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imple Message Filtering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Example Filter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mart Client / Dumb Rela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lient / Server relationship.</text:p>
              </text:list-item>
              <text:list-item>
                <text:p>Web 1.0: Clients very dumb, servers handle everything.</text:p>
              </text:list-item>
              <text:list-item>
                <text:p>Web 2.0: Clients handle the application, server handles the protocol.</text:p>
              </text:list-item>
              <text:list-item>
                <text:p>Web 3.0: Trash (Radioactive waste)</text:p>
              </text:list-item>
              <text:list-item>
                <text:p>Web x.0: Clients handle the protocol, server(s) handle the data (back-end interoperability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Nostr Note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Nostr Subscrip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otocol Specification (NIP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ostr Implementation Possibilities.</text:p>
              </text:list-item>
              <text:list-item>
                <text:p>You only need follow NIP1. Everything else is optiona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6T23:29:21.187333571</meta:creation-date>
    <dc:date>2023-05-07T00:52:49.514195259</dc:date>
    <meta:editing-duration>PT9M36S</meta:editing-duration>
    <meta:editing-cycles>1</meta:editing-cycles>
    <meta:document-statistic meta:object-count="89"/>
    <meta:generator>LibreOffice/7.3.7.2$Linux_X86_64 LibreOffice_project/30$Build-2</meta:generator>
  </office:meta>
</office:document-meta>
</file>